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2ACD6A73B4B22ACBF49.png" manifest:media-type="image/png"/>
  <manifest:file-entry manifest:full-path="Pictures/10000001000002D40000031045B7CDA7C6F03EB6.png" manifest:media-type="image/png"/>
  <manifest:file-entry manifest:full-path="Pictures/10000001000002AD000002CB53BF86C033DAF432.png" manifest:media-type="image/png"/>
  <manifest:file-entry manifest:full-path="Pictures/100000010000022000000148F053D0A653F522B6.png" manifest:media-type="image/png"/>
  <manifest:file-entry manifest:full-path="Pictures/10000001000002BF000002FE205397AF8554E712.png" manifest:media-type="image/png"/>
  <manifest:file-entry manifest:full-path="Pictures/10000001000002BE00000279BC020B57CDC03F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ázek1" text:anchor-type="char" svg:x="0.139cm" svg:y="0.176cm" svg:width="16.82cm" svg:height="18.214cm" draw:z-index="0"><draw:image xlink:href="Pictures/10000001000002D40000031045B7CDA7C6F03EB6.png" xlink:type="simple" xlink:show="embed" xlink:actuate="onLoad" draw:mime-type="image/png"/></draw:frame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2" text:anchor-type="char" svg:x="-0.134cm" svg:y="0.282cm" svg:width="16.97cm" svg:height="17.713cm" draw:z-index="1"><draw:image xlink:href="Pictures/10000001000002AD000002CB53BF86C033DAF432.png" xlink:type="simple" xlink:show="embed" xlink:actuate="onLoad" draw:mime-type="image/png"/></draw:frame><text:soft-page-break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3" text:anchor-type="char" svg:x="0.122cm" svg:y="0.265cm" svg:width="16.715cm" svg:height="15.79cm" draw:z-index="2"><draw:image xlink:href="Pictures/10000001000002D4000002ACD6A73B4B22ACBF49.png" xlink:type="simple" xlink:show="embed" xlink:actuate="onLoad" draw:mime-type="image/png"/></draw:frame><text:soft-page-break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4" text:anchor-type="char" svg:x="0.025cm" svg:y="0.187cm" svg:width="16.776cm" svg:height="18.279cm" draw:z-index="3"><draw:image xlink:href="Pictures/10000001000002BF000002FE205397AF8554E712.png" xlink:type="simple" xlink:show="embed" xlink:actuate="onLoad" draw:mime-type="image/png"/></draw:frame><text:soft-page-break/>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5" text:anchor-type="char" svg:x="0.086cm" svg:y="0cm" svg:width="16.503cm" svg:height="14.88cm" draw:z-index="4"><draw:image xlink:href="Pictures/10000001000002BE00000279BC020B57CDC03FDE.png" xlink:type="simple" xlink:show="embed" xlink:actuate="onLoad" draw:mime-type="image/png"/></draw:frame><text:soft-page-break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6" text:anchor-type="char" svg:x="0.563cm" svg:y="0.346cm" svg:width="16.327cm" svg:height="9.844cm" draw:z-index="5"><draw:image xlink:href="Pictures/100000010000022000000148F053D0A653F522B6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9:44:24.130000000</meta:creation-date>
    <meta:generator>LibreOffice/7.4.3.2$Windows_X86_64 LibreOffice_project/1048a8393ae2eeec98dff31b5c133c5f1d08b890</meta:generator>
    <dc:date>2025-02-14T19:51:27.289000000</dc:date>
    <meta:editing-duration>PT4M39S</meta:editing-duration>
    <meta:editing-cycles>5</meta:editing-cycles>
    <meta:document-statistic meta:table-count="0" meta:image-count="6" meta:object-count="0" meta:page-count="6" meta:paragraph-count="5" meta:word-count="0" meta:character-count="12" meta:non-whitespace-character-count="0"/>
  </office:meta>
</office:document-meta>
</file>